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8E43E1E644C7B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8E43E1E644C7B6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prays for his followers</text:span></text:p>
            <text:p text:style-name="P3"><text:span text:style-name="T2">(John 17:1-2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1:30.980000000</dc:date>
    <meta:editing-duration>PT2H24M10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